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SULMA MAYTA MAMANI</text:span></text:p>
      <text:p text:style-name="P3"><text:span text:style-name="T6">CANT. TOTAL DE CAJAS: 20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ISAMISA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OLLOS BB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20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ALTO SIHUAS</text:span></text:p>
      <text:p text:style-name="P6"/>
      <text:p text:style-name="P6">Recojo: <text:span text:style-name="T3">SULMA MAYTA MAMANI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1T16:36:57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